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36pt" officeooo:rsid="0010d192" officeooo:paragraph-rsid="0010d192" style:font-size-asian="31.5pt" style:font-size-complex="36pt"/>
    </style:style>
    <style:style style:name="P2" style:family="paragraph" style:parent-style-name="Standard">
      <style:text-properties fo:font-size="12pt" officeooo:rsid="0010d192" officeooo:paragraph-rsid="0010d192" style:font-size-asian="10.5pt" style:font-size-complex="12pt"/>
    </style:style>
    <style:style style:name="P3" style:family="paragraph" style:parent-style-name="Standard" style:list-style-name="L1">
      <style:text-properties fo:font-size="20pt" officeooo:rsid="00110273" officeooo:paragraph-rsid="00110273" style:font-size-asian="17.5pt" style:font-size-complex="20pt"/>
    </style:style>
    <style:style style:name="P4" style:family="paragraph" style:parent-style-name="Standard" style:list-style-name="L1">
      <style:text-properties fo:font-size="20pt" officeooo:rsid="00110b92" officeooo:paragraph-rsid="00110b92" style:font-size-asian="17.5pt" style:font-size-complex="20pt"/>
    </style:style>
    <style:style style:name="P5" style:family="paragraph" style:parent-style-name="Standard" style:list-style-name="L1">
      <style:text-properties fo:font-size="20pt" officeooo:rsid="0012ce56" officeooo:paragraph-rsid="0012ce56" style:font-size-asian="17.5pt" style:font-size-complex="20pt"/>
    </style:style>
    <style:style style:name="P6" style:family="paragraph" style:parent-style-name="Standard" style:list-style-name="L1">
      <style:text-properties fo:font-size="20pt" officeooo:rsid="0014afda" officeooo:paragraph-rsid="0014afda" style:font-size-asian="17.5pt" style:font-size-complex="20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Blox Meeting</text:p>
      <text:p text:style-name="P2"/>
      <text:p text:style-name="P2"/>
      <text:list xml:id="list289575104" text:style-name="L1">
        <text:list-item>
          <text:p text:style-name="P3">July 13 to July 19 Tulsa Oklahoma</text:p>
        </text:list-item>
        <text:list-item>
          <text:p text:style-name="P3">Entrepenuer is responsible for everything</text:p>
          <text:list>
            <text:list-item>
              <text:p text:style-name="P3">Hotel</text:p>
            </text:list-item>
            <text:list-item>
              <text:p text:style-name="P3">Travel</text:p>
            </text:list-item>
            <text:list-item>
              <text:p text:style-name="P3">Food</text:p>
            </text:list-item>
            <text:list-item>
              <text:p text:style-name="P3">$4k per person</text:p>
              <text:list>
                <text:list-item>
                  <text:p text:style-name="P3">$5k for a couple</text:p>
                </text:list-item>
              </text:list>
            </text:list-item>
          </text:list>
        </text:list-item>
        <text:list-item>
          <text:p text:style-name="P3">$1k down payment</text:p>
        </text:list-item>
        <text:list-item>
          <text:p text:style-name="P3">Location: Tulsa, OK</text:p>
          <text:list>
            <text:list-item>
              <text:p text:style-name="P4">The Osage Hotel</text:p>
            </text:list-item>
          </text:list>
        </text:list-item>
        <text:list-item>
          <text:p text:style-name="P5">11 AM to 9PM</text:p>
        </text:list-item>
        <text:list-item>
          <text:p text:style-name="P6">Travel is not provide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2:59:06.054433482</meta:creation-date>
    <dc:date>2023-05-04T13:26:36.413384989</dc:date>
    <meta:editing-duration>PT17M1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54" meta:character-count="231" meta:non-whitespace-character-count="202"/>
  </office:meta>
</office:document-meta>
</file>